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 fo:break-before="auto" fo:break-after="auto" style:writing-mode="lr-tb"/>
    </style:style>
    <style:style style:name="P2" style:family="paragraph" style:parent-style-name="Standard">
      <style:paragraph-properties fo:margin-top="0cm" fo:margin-bottom="0cm" loext:contextual-spacing="false" fo:line-height="115%" fo:break-before="auto" fo:break-after="auto" style:writing-mode="lr-tb"/>
      <style:text-properties style:font-name="Arial" style:font-name-asian="Arial" style:font-name-complex="Arial"/>
    </style:style>
    <style:style style:name="P3" style:family="paragraph" style:parent-style-name="Standard" style:master-page-name="Standard">
      <style:paragraph-properties fo:margin-top="0cm" fo:margin-bottom="0cm" loext:contextual-spacing="false" fo:line-height="115%" style:page-number="auto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155cc" style:font-name="Arial" style:text-underline-style="solid" style:text-underline-width="auto" style:text-underline-color="font-color" style:font-name-asian="Arial" style:font-name-complex="Arial"/>
    </style:style>
    <style:style style:name="T3" style:family="text">
      <style:text-properties style:font-name="Arial"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ieści prawdziwe</text:span></text:p>
      <text:p text:style-name="P1"><text:a xlink:type="simple" xlink:href="http://www.equestriadaily.com/2015/03/american-airlines-opening-flights-to.html" text:style-name="Internet_20_link" text:visited-style-name="Visited_20_Internet_20_Link">http</text:a><text:a xlink:type="simple" xlink:href="http://www.equestriadaily.com/2015/03/american-airlines-opening-flights-to.html" text:style-name="Internet_20_link" text:visited-style-name="Visited_20_Internet_20_Link">://</text:a><text:a xlink:type="simple" xlink:href="http://www.equestriadaily.com/2015/03/american-airlines-opening-flights-to.html" text:style-name="Internet_20_link" text:visited-style-name="Visited_20_Internet_20_Link">www</text:a><text:a xlink:type="simple" xlink:href="http://www.equestriadaily.com/2015/03/american-airlines-opening-flights-to.html" text:style-name="Internet_20_link" text:visited-style-name="Visited_20_Internet_20_Link">.</text:a><text:a xlink:type="simple" xlink:href="http://www.equestriadaily.com/2015/03/american-airlines-opening-flights-to.html" text:style-name="Internet_20_link" text:visited-style-name="Visited_20_Internet_20_Link">equestriadaily</text:a><text:a xlink:type="simple" xlink:href="http://www.equestriadaily.com/2015/03/american-airlines-opening-flights-to.html" text:style-name="Internet_20_link" text:visited-style-name="Visited_20_Internet_20_Link">.</text:a><text:a xlink:type="simple" xlink:href="http://www.equestriadaily.com/2015/03/american-airlines-opening-flights-to.html" text:style-name="Internet_20_link" text:visited-style-name="Visited_20_Internet_20_Link">com</text:a><text:a xlink:type="simple" xlink:href="http://www.equestriadaily.com/2015/03/american-airlines-opening-flights-to.html" text:style-name="Internet_20_link" text:visited-style-name="Visited_20_Internet_20_Link">/2015/03/</text:a><text:a xlink:type="simple" xlink:href="http://www.equestriadaily.com/2015/03/american-airlines-opening-flights-to.html" text:style-name="Internet_20_link" text:visited-style-name="Visited_20_Internet_20_Link">american</text:a><text:a xlink:type="simple" xlink:href="http://www.equestriadaily.com/2015/03/american-airlines-opening-flights-to.html" text:style-name="Internet_20_link" text:visited-style-name="Visited_20_Internet_20_Link">-</text:a><text:a xlink:type="simple" xlink:href="http://www.equestriadaily.com/2015/03/american-airlines-opening-flights-to.html" text:style-name="Internet_20_link" text:visited-style-name="Visited_20_Internet_20_Link">airlines</text:a><text:a xlink:type="simple" xlink:href="http://www.equestriadaily.com/2015/03/american-airlines-opening-flights-to.html" text:style-name="Internet_20_link" text:visited-style-name="Visited_20_Internet_20_Link">-</text:a><text:a xlink:type="simple" xlink:href="http://www.equestriadaily.com/2015/03/american-airlines-opening-flights-to.html" text:style-name="Internet_20_link" text:visited-style-name="Visited_20_Internet_20_Link">opening</text:a><text:a xlink:type="simple" xlink:href="http://www.equestriadaily.com/2015/03/american-airlines-opening-flights-to.html" text:style-name="Internet_20_link" text:visited-style-name="Visited_20_Internet_20_Link">-</text:a><text:a xlink:type="simple" xlink:href="http://www.equestriadaily.com/2015/03/american-airlines-opening-flights-to.html" text:style-name="Internet_20_link" text:visited-style-name="Visited_20_Internet_20_Link">flights</text:a><text:a xlink:type="simple" xlink:href="http://www.equestriadaily.com/2015/03/american-airlines-opening-flights-to.html" text:style-name="Internet_20_link" text:visited-style-name="Visited_20_Internet_20_Link">-</text:a><text:a xlink:type="simple" xlink:href="http://www.equestriadaily.com/2015/03/american-airlines-opening-flights-to.html" text:style-name="Internet_20_link" text:visited-style-name="Visited_20_Internet_20_Link">to</text:a><text:a xlink:type="simple" xlink:href="http://www.equestriadaily.com/2015/03/american-airlines-opening-flights-to.html" text:style-name="Internet_20_link" text:visited-style-name="Visited_20_Internet_20_Link">.</text:a><text:a xlink:type="simple" xlink:href="http://www.equestriadaily.com/2015/03/american-airlines-opening-flights-to.html" text:style-name="Internet_20_link" text:visited-style-name="Visited_20_Internet_20_Link">html</text:a></text:p>
      <text:p text:style-name="P1"><text:span text:style-name="T3">Szokująca wieść od linii lotniczych American Airlines. Co lepsze, to nie jest żart primaaprilisowy! Być może już niedługo będzie możliwy lot do Equestrii i poznanie swoich ulubieńców na żywo. Czekamy z niecierpliwością! A tymczasem…</text:span></text:p>
      <text:p text:style-name="P1"><text:a xlink:type="simple" xlink:href="http://www.equestriadaily.com/2015/03/klm-gets-in-on-pony-fun.html" text:style-name="Internet_20_link" text:visited-style-name="Visited_20_Internet_20_Link">http</text:a><text:a xlink:type="simple" xlink:href="http://www.equestriadaily.com/2015/03/klm-gets-in-on-pony-fun.html" text:style-name="Internet_20_link" text:visited-style-name="Visited_20_Internet_20_Link">://</text:a><text:a xlink:type="simple" xlink:href="http://www.equestriadaily.com/2015/03/klm-gets-in-on-pony-fun.html" text:style-name="Internet_20_link" text:visited-style-name="Visited_20_Internet_20_Link">www</text:a><text:a xlink:type="simple" xlink:href="http://www.equestriadaily.com/2015/03/klm-gets-in-on-pony-fun.html" text:style-name="Internet_20_link" text:visited-style-name="Visited_20_Internet_20_Link">.</text:a><text:a xlink:type="simple" xlink:href="http://www.equestriadaily.com/2015/03/klm-gets-in-on-pony-fun.html" text:style-name="Internet_20_link" text:visited-style-name="Visited_20_Internet_20_Link">equestriadaily</text:a><text:a xlink:type="simple" xlink:href="http://www.equestriadaily.com/2015/03/klm-gets-in-on-pony-fun.html" text:style-name="Internet_20_link" text:visited-style-name="Visited_20_Internet_20_Link">.</text:a><text:a xlink:type="simple" xlink:href="http://www.equestriadaily.com/2015/03/klm-gets-in-on-pony-fun.html" text:style-name="Internet_20_link" text:visited-style-name="Visited_20_Internet_20_Link">com</text:a><text:a xlink:type="simple" xlink:href="http://www.equestriadaily.com/2015/03/klm-gets-in-on-pony-fun.html" text:style-name="Internet_20_link" text:visited-style-name="Visited_20_Internet_20_Link">/2015/03/</text:a><text:a xlink:type="simple" xlink:href="http://www.equestriadaily.com/2015/03/klm-gets-in-on-pony-fun.html" text:style-name="Internet_20_link" text:visited-style-name="Visited_20_Internet_20_Link">klm</text:a><text:a xlink:type="simple" xlink:href="http://www.equestriadaily.com/2015/03/klm-gets-in-on-pony-fun.html" text:style-name="Internet_20_link" text:visited-style-name="Visited_20_Internet_20_Link">-</text:a><text:a xlink:type="simple" xlink:href="http://www.equestriadaily.com/2015/03/klm-gets-in-on-pony-fun.html" text:style-name="Internet_20_link" text:visited-style-name="Visited_20_Internet_20_Link">gets</text:a><text:a xlink:type="simple" xlink:href="http://www.equestriadaily.com/2015/03/klm-gets-in-on-pony-fun.html" text:style-name="Internet_20_link" text:visited-style-name="Visited_20_Internet_20_Link">-</text:a><text:a xlink:type="simple" xlink:href="http://www.equestriadaily.com/2015/03/klm-gets-in-on-pony-fun.html" text:style-name="Internet_20_link" text:visited-style-name="Visited_20_Internet_20_Link">in</text:a><text:a xlink:type="simple" xlink:href="http://www.equestriadaily.com/2015/03/klm-gets-in-on-pony-fun.html" text:style-name="Internet_20_link" text:visited-style-name="Visited_20_Internet_20_Link">-</text:a><text:a xlink:type="simple" xlink:href="http://www.equestriadaily.com/2015/03/klm-gets-in-on-pony-fun.html" text:style-name="Internet_20_link" text:visited-style-name="Visited_20_Internet_20_Link">on</text:a><text:a xlink:type="simple" xlink:href="http://www.equestriadaily.com/2015/03/klm-gets-in-on-pony-fun.html" text:style-name="Internet_20_link" text:visited-style-name="Visited_20_Internet_20_Link">-</text:a><text:a xlink:type="simple" xlink:href="http://www.equestriadaily.com/2015/03/klm-gets-in-on-pony-fun.html" text:style-name="Internet_20_link" text:visited-style-name="Visited_20_Internet_20_Link">pony</text:a><text:a xlink:type="simple" xlink:href="http://www.equestriadaily.com/2015/03/klm-gets-in-on-pony-fun.html" text:style-name="Internet_20_link" text:visited-style-name="Visited_20_Internet_20_Link">-</text:a><text:a xlink:type="simple" xlink:href="http://www.equestriadaily.com/2015/03/klm-gets-in-on-pony-fun.html" text:style-name="Internet_20_link" text:visited-style-name="Visited_20_Internet_20_Link">fun</text:a><text:a xlink:type="simple" xlink:href="http://www.equestriadaily.com/2015/03/klm-gets-in-on-pony-fun.html" text:style-name="Internet_20_link" text:visited-style-name="Visited_20_Internet_20_Link">.</text:a><text:a xlink:type="simple" xlink:href="http://www.equestriadaily.com/2015/03/klm-gets-in-on-pony-fun.html" text:style-name="Internet_20_link" text:visited-style-name="Visited_20_Internet_20_Link">html</text:a></text:p>
      <text:p text:style-name="P1"><text:span text:style-name="T3">… podobne pytanie zostało zadane liniom lotniczym Danii. Ci niestety odpowiedzieli negatywnie, choć i tu nie zabrakło smaczków dla fanów serialu.</text:span></text:p>
      <text:p text:style-name="P1"/>
      <text:p text:style-name="P1"><text:a xlink:type="simple" xlink:href="http://www.equestriadaily.com/2015/03/overmare-studios-releases-pipbuck-art.html" text:style-name="Internet_20_link" text:visited-style-name="Visited_20_Internet_20_Link">http</text:a><text:a xlink:type="simple" xlink:href="http://www.equestriadaily.com/2015/03/overmare-studios-releases-pipbuck-art.html" text:style-name="Internet_20_link" text:visited-style-name="Visited_20_Internet_20_Link">://</text:a><text:a xlink:type="simple" xlink:href="http://www.equestriadaily.com/2015/03/overmare-studios-releases-pipbuck-art.html" text:style-name="Internet_20_link" text:visited-style-name="Visited_20_Internet_20_Link">www</text:a><text:a xlink:type="simple" xlink:href="http://www.equestriadaily.com/2015/03/overmare-studios-releases-pipbuck-art.html" text:style-name="Internet_20_link" text:visited-style-name="Visited_20_Internet_20_Link">.</text:a><text:a xlink:type="simple" xlink:href="http://www.equestriadaily.com/2015/03/overmare-studios-releases-pipbuck-art.html" text:style-name="Internet_20_link" text:visited-style-name="Visited_20_Internet_20_Link">equestriadaily</text:a><text:a xlink:type="simple" xlink:href="http://www.equestriadaily.com/2015/03/overmare-studios-releases-pipbuck-art.html" text:style-name="Internet_20_link" text:visited-style-name="Visited_20_Internet_20_Link">.</text:a><text:a xlink:type="simple" xlink:href="http://www.equestriadaily.com/2015/03/overmare-studios-releases-pipbuck-art.html" text:style-name="Internet_20_link" text:visited-style-name="Visited_20_Internet_20_Link">com</text:a><text:a xlink:type="simple" xlink:href="http://www.equestriadaily.com/2015/03/overmare-studios-releases-pipbuck-art.html" text:style-name="Internet_20_link" text:visited-style-name="Visited_20_Internet_20_Link">/2015/03/</text:a><text:a xlink:type="simple" xlink:href="http://www.equestriadaily.com/2015/03/overmare-studios-releases-pipbuck-art.html" text:style-name="Internet_20_link" text:visited-style-name="Visited_20_Internet_20_Link">overmare</text:a><text:a xlink:type="simple" xlink:href="http://www.equestriadaily.com/2015/03/overmare-studios-releases-pipbuck-art.html" text:style-name="Internet_20_link" text:visited-style-name="Visited_20_Internet_20_Link">-</text:a><text:a xlink:type="simple" xlink:href="http://www.equestriadaily.com/2015/03/overmare-studios-releases-pipbuck-art.html" text:style-name="Internet_20_link" text:visited-style-name="Visited_20_Internet_20_Link">studios</text:a><text:a xlink:type="simple" xlink:href="http://www.equestriadaily.com/2015/03/overmare-studios-releases-pipbuck-art.html" text:style-name="Internet_20_link" text:visited-style-name="Visited_20_Internet_20_Link">-</text:a><text:a xlink:type="simple" xlink:href="http://www.equestriadaily.com/2015/03/overmare-studios-releases-pipbuck-art.html" text:style-name="Internet_20_link" text:visited-style-name="Visited_20_Internet_20_Link">releases</text:a><text:a xlink:type="simple" xlink:href="http://www.equestriadaily.com/2015/03/overmare-studios-releases-pipbuck-art.html" text:style-name="Internet_20_link" text:visited-style-name="Visited_20_Internet_20_Link">-</text:a><text:a xlink:type="simple" xlink:href="http://www.equestriadaily.com/2015/03/overmare-studios-releases-pipbuck-art.html" text:style-name="Internet_20_link" text:visited-style-name="Visited_20_Internet_20_Link">pipbuck</text:a><text:a xlink:type="simple" xlink:href="http://www.equestriadaily.com/2015/03/overmare-studios-releases-pipbuck-art.html" text:style-name="Internet_20_link" text:visited-style-name="Visited_20_Internet_20_Link">-</text:a><text:a xlink:type="simple" xlink:href="http://www.equestriadaily.com/2015/03/overmare-studios-releases-pipbuck-art.html" text:style-name="Internet_20_link" text:visited-style-name="Visited_20_Internet_20_Link">art</text:a><text:a xlink:type="simple" xlink:href="http://www.equestriadaily.com/2015/03/overmare-studios-releases-pipbuck-art.html" text:style-name="Internet_20_link" text:visited-style-name="Visited_20_Internet_20_Link">.</text:a><text:a xlink:type="simple" xlink:href="http://www.equestriadaily.com/2015/03/overmare-studios-releases-pipbuck-art.html" text:style-name="Internet_20_link" text:visited-style-name="Visited_20_Internet_20_Link">html</text:a><text:span text:style-name="T3"> – 10 marca. Overmare Studios nie ustaje w wysiłkach. Tym razem grupa tworząca grę osadzoną w realiach Fallout: Equestria przedstawiła wyniki pierwszego związanego z rzeczoną grą konkursu. Na ich stronie można podziwiać prace przesłane przez 15 artystów, którzy stworzyli masę ikon do Pipbucka. Można podziwiać je </text:span><text:a xlink:type="simple" xlink:href="http://theovermare.com/blog/2015/03/pipbuck-art-contest-results" text:style-name="Internet_20_link" text:visited-style-name="Visited_20_Internet_20_Link"><text:span text:style-name="T2">tutaj</text:span></text:a><text:span text:style-name="T3">.</text:span></text:p>
      <text:p text:style-name="P1"/>
      <text:p text:style-name="P1"><text:a xlink:type="simple" xlink:href="http://www.equestriadaily.com/2015/03/season-6-of-mlp-confirmed-in-new.html" text:style-name="Internet_20_link" text:visited-style-name="Visited_20_Internet_20_Link">http</text:a><text:a xlink:type="simple" xlink:href="http://www.equestriadaily.com/2015/03/season-6-of-mlp-confirmed-in-new.html" text:style-name="Internet_20_link" text:visited-style-name="Visited_20_Internet_20_Link">://</text:a><text:a xlink:type="simple" xlink:href="http://www.equestriadaily.com/2015/03/season-6-of-mlp-confirmed-in-new.html" text:style-name="Internet_20_link" text:visited-style-name="Visited_20_Internet_20_Link">www</text:a><text:a xlink:type="simple" xlink:href="http://www.equestriadaily.com/2015/03/season-6-of-mlp-confirmed-in-new.html" text:style-name="Internet_20_link" text:visited-style-name="Visited_20_Internet_20_Link">.</text:a><text:a xlink:type="simple" xlink:href="http://www.equestriadaily.com/2015/03/season-6-of-mlp-confirmed-in-new.html" text:style-name="Internet_20_link" text:visited-style-name="Visited_20_Internet_20_Link">equestriadaily</text:a><text:a xlink:type="simple" xlink:href="http://www.equestriadaily.com/2015/03/season-6-of-mlp-confirmed-in-new.html" text:style-name="Internet_20_link" text:visited-style-name="Visited_20_Internet_20_Link">.</text:a><text:a xlink:type="simple" xlink:href="http://www.equestriadaily.com/2015/03/season-6-of-mlp-confirmed-in-new.html" text:style-name="Internet_20_link" text:visited-style-name="Visited_20_Internet_20_Link">com</text:a><text:a xlink:type="simple" xlink:href="http://www.equestriadaily.com/2015/03/season-6-of-mlp-confirmed-in-new.html" text:style-name="Internet_20_link" text:visited-style-name="Visited_20_Internet_20_Link">/2015/03/</text:a><text:a xlink:type="simple" xlink:href="http://www.equestriadaily.com/2015/03/season-6-of-mlp-confirmed-in-new.html" text:style-name="Internet_20_link" text:visited-style-name="Visited_20_Internet_20_Link">season</text:a><text:a xlink:type="simple" xlink:href="http://www.equestriadaily.com/2015/03/season-6-of-mlp-confirmed-in-new.html" text:style-name="Internet_20_link" text:visited-style-name="Visited_20_Internet_20_Link">-6-</text:a><text:a xlink:type="simple" xlink:href="http://www.equestriadaily.com/2015/03/season-6-of-mlp-confirmed-in-new.html" text:style-name="Internet_20_link" text:visited-style-name="Visited_20_Internet_20_Link">of</text:a><text:a xlink:type="simple" xlink:href="http://www.equestriadaily.com/2015/03/season-6-of-mlp-confirmed-in-new.html" text:style-name="Internet_20_link" text:visited-style-name="Visited_20_Internet_20_Link">-</text:a><text:a xlink:type="simple" xlink:href="http://www.equestriadaily.com/2015/03/season-6-of-mlp-confirmed-in-new.html" text:style-name="Internet_20_link" text:visited-style-name="Visited_20_Internet_20_Link">mlp</text:a><text:a xlink:type="simple" xlink:href="http://www.equestriadaily.com/2015/03/season-6-of-mlp-confirmed-in-new.html" text:style-name="Internet_20_link" text:visited-style-name="Visited_20_Internet_20_Link">-</text:a><text:a xlink:type="simple" xlink:href="http://www.equestriadaily.com/2015/03/season-6-of-mlp-confirmed-in-new.html" text:style-name="Internet_20_link" text:visited-style-name="Visited_20_Internet_20_Link">confirmed</text:a><text:a xlink:type="simple" xlink:href="http://www.equestriadaily.com/2015/03/season-6-of-mlp-confirmed-in-new.html" text:style-name="Internet_20_link" text:visited-style-name="Visited_20_Internet_20_Link">-</text:a><text:a xlink:type="simple" xlink:href="http://www.equestriadaily.com/2015/03/season-6-of-mlp-confirmed-in-new.html" text:style-name="Internet_20_link" text:visited-style-name="Visited_20_Internet_20_Link">in</text:a><text:a xlink:type="simple" xlink:href="http://www.equestriadaily.com/2015/03/season-6-of-mlp-confirmed-in-new.html" text:style-name="Internet_20_link" text:visited-style-name="Visited_20_Internet_20_Link">-</text:a><text:a xlink:type="simple" xlink:href="http://www.equestriadaily.com/2015/03/season-6-of-mlp-confirmed-in-new.html" text:style-name="Internet_20_link" text:visited-style-name="Visited_20_Internet_20_Link">new</text:a><text:a xlink:type="simple" xlink:href="http://www.equestriadaily.com/2015/03/season-6-of-mlp-confirmed-in-new.html" text:style-name="Internet_20_link" text:visited-style-name="Visited_20_Internet_20_Link">.</text:a><text:a xlink:type="simple" xlink:href="http://www.equestriadaily.com/2015/03/season-6-of-mlp-confirmed-in-new.html" text:style-name="Internet_20_link" text:visited-style-name="Visited_20_Internet_20_Link">html</text:a></text:p>
      <text:p text:style-name="P1"><text:span text:style-name="T3">Ledwie rozpoczął się sezon piąty, a już planują kolejny. Discovery Family ogłosiło, że szósta edycja „My Little Pony: Friendship is Magic” z pewnością powstanie i już nawet zaplanowano jej wydanie: przełom lat 2015 i 2016. Primaaprilisowy żart, literówka, czy może faktycznie coś tu jest na rzeczy? Przekonamy się.</text:span></text:p>
      <text:p text:style-name="P1"/>
      <text:p text:style-name="P1"><text:a xlink:type="simple" xlink:href="http://www.fge.com.pl/2015/03/vistulian-pod-patronatem-fge.html" text:style-name="Internet_20_link" text:visited-style-name="Visited_20_Internet_20_Link">http</text:a><text:a xlink:type="simple" xlink:href="http://www.fge.com.pl/2015/03/vistulian-pod-patronatem-fge.html" text:style-name="Internet_20_link" text:visited-style-name="Visited_20_Internet_20_Link">://</text:a><text:a xlink:type="simple" xlink:href="http://www.fge.com.pl/2015/03/vistulian-pod-patronatem-fge.html" text:style-name="Internet_20_link" text:visited-style-name="Visited_20_Internet_20_Link">www</text:a><text:a xlink:type="simple" xlink:href="http://www.fge.com.pl/2015/03/vistulian-pod-patronatem-fge.html" text:style-name="Internet_20_link" text:visited-style-name="Visited_20_Internet_20_Link">.</text:a><text:a xlink:type="simple" xlink:href="http://www.fge.com.pl/2015/03/vistulian-pod-patronatem-fge.html" text:style-name="Internet_20_link" text:visited-style-name="Visited_20_Internet_20_Link">fge</text:a><text:a xlink:type="simple" xlink:href="http://www.fge.com.pl/2015/03/vistulian-pod-patronatem-fge.html" text:style-name="Internet_20_link" text:visited-style-name="Visited_20_Internet_20_Link">.</text:a><text:a xlink:type="simple" xlink:href="http://www.fge.com.pl/2015/03/vistulian-pod-patronatem-fge.html" text:style-name="Internet_20_link" text:visited-style-name="Visited_20_Internet_20_Link">com</text:a><text:a xlink:type="simple" xlink:href="http://www.fge.com.pl/2015/03/vistulian-pod-patronatem-fge.html" text:style-name="Internet_20_link" text:visited-style-name="Visited_20_Internet_20_Link">.</text:a><text:a xlink:type="simple" xlink:href="http://www.fge.com.pl/2015/03/vistulian-pod-patronatem-fge.html" text:style-name="Internet_20_link" text:visited-style-name="Visited_20_Internet_20_Link">pl</text:a><text:a xlink:type="simple" xlink:href="http://www.fge.com.pl/2015/03/vistulian-pod-patronatem-fge.html" text:style-name="Internet_20_link" text:visited-style-name="Visited_20_Internet_20_Link">/2015/03/</text:a><text:a xlink:type="simple" xlink:href="http://www.fge.com.pl/2015/03/vistulian-pod-patronatem-fge.html" text:style-name="Internet_20_link" text:visited-style-name="Visited_20_Internet_20_Link">vistulian</text:a><text:a xlink:type="simple" xlink:href="http://www.fge.com.pl/2015/03/vistulian-pod-patronatem-fge.html" text:style-name="Internet_20_link" text:visited-style-name="Visited_20_Internet_20_Link">-</text:a><text:a xlink:type="simple" xlink:href="http://www.fge.com.pl/2015/03/vistulian-pod-patronatem-fge.html" text:style-name="Internet_20_link" text:visited-style-name="Visited_20_Internet_20_Link">pod</text:a><text:a xlink:type="simple" xlink:href="http://www.fge.com.pl/2015/03/vistulian-pod-patronatem-fge.html" text:style-name="Internet_20_link" text:visited-style-name="Visited_20_Internet_20_Link">-</text:a><text:a xlink:type="simple" xlink:href="http://www.fge.com.pl/2015/03/vistulian-pod-patronatem-fge.html" text:style-name="Internet_20_link" text:visited-style-name="Visited_20_Internet_20_Link">patronatem</text:a><text:a xlink:type="simple" xlink:href="http://www.fge.com.pl/2015/03/vistulian-pod-patronatem-fge.html" text:style-name="Internet_20_link" text:visited-style-name="Visited_20_Internet_20_Link">-</text:a><text:a xlink:type="simple" xlink:href="http://www.fge.com.pl/2015/03/vistulian-pod-patronatem-fge.html" text:style-name="Internet_20_link" text:visited-style-name="Visited_20_Internet_20_Link">fge</text:a><text:a xlink:type="simple" xlink:href="http://www.fge.com.pl/2015/03/vistulian-pod-patronatem-fge.html" text:style-name="Internet_20_link" text:visited-style-name="Visited_20_Internet_20_Link">.</text:a><text:a xlink:type="simple" xlink:href="http://www.fge.com.pl/2015/03/vistulian-pod-patronatem-fge.html" text:style-name="Internet_20_link" text:visited-style-name="Visited_20_Internet_20_Link">html</text:a></text:p>
      <text:p text:style-name="P1"><text:span text:style-name="T3">Początek lipca oznacza wakacje w rozkwicie. A co jeszcze? Wielki Ponymeet w Warszawie pod patronatem fandomów: Warszawskiego oraz Tribrony! Szczegóły w linku.</text:span></text:p>
      <text:p text:style-name="P1"/>
      <text:p text:style-name="P1"><text:a xlink:type="simple" xlink:href="http://www.fge.com.pl/2015/03/v-wabrzyski-ponymeet.html" text:style-name="Internet_20_link" text:visited-style-name="Visited_20_Internet_20_Link">http</text:a><text:a xlink:type="simple" xlink:href="http://www.fge.com.pl/2015/03/v-wabrzyski-ponymeet.html" text:style-name="Internet_20_link" text:visited-style-name="Visited_20_Internet_20_Link">://</text:a><text:a xlink:type="simple" xlink:href="http://www.fge.com.pl/2015/03/v-wabrzyski-ponymeet.html" text:style-name="Internet_20_link" text:visited-style-name="Visited_20_Internet_20_Link">www</text:a><text:a xlink:type="simple" xlink:href="http://www.fge.com.pl/2015/03/v-wabrzyski-ponymeet.html" text:style-name="Internet_20_link" text:visited-style-name="Visited_20_Internet_20_Link">.</text:a><text:a xlink:type="simple" xlink:href="http://www.fge.com.pl/2015/03/v-wabrzyski-ponymeet.html" text:style-name="Internet_20_link" text:visited-style-name="Visited_20_Internet_20_Link">fge</text:a><text:a xlink:type="simple" xlink:href="http://www.fge.com.pl/2015/03/v-wabrzyski-ponymeet.html" text:style-name="Internet_20_link" text:visited-style-name="Visited_20_Internet_20_Link">.</text:a><text:a xlink:type="simple" xlink:href="http://www.fge.com.pl/2015/03/v-wabrzyski-ponymeet.html" text:style-name="Internet_20_link" text:visited-style-name="Visited_20_Internet_20_Link">com</text:a><text:a xlink:type="simple" xlink:href="http://www.fge.com.pl/2015/03/v-wabrzyski-ponymeet.html" text:style-name="Internet_20_link" text:visited-style-name="Visited_20_Internet_20_Link">.</text:a><text:a xlink:type="simple" xlink:href="http://www.fge.com.pl/2015/03/v-wabrzyski-ponymeet.html" text:style-name="Internet_20_link" text:visited-style-name="Visited_20_Internet_20_Link">pl</text:a><text:a xlink:type="simple" xlink:href="http://www.fge.com.pl/2015/03/v-wabrzyski-ponymeet.html" text:style-name="Internet_20_link" text:visited-style-name="Visited_20_Internet_20_Link">/2015/03/</text:a><text:a xlink:type="simple" xlink:href="http://www.fge.com.pl/2015/03/v-wabrzyski-ponymeet.html" text:style-name="Internet_20_link" text:visited-style-name="Visited_20_Internet_20_Link">v</text:a><text:a xlink:type="simple" xlink:href="http://www.fge.com.pl/2015/03/v-wabrzyski-ponymeet.html" text:style-name="Internet_20_link" text:visited-style-name="Visited_20_Internet_20_Link">-</text:a><text:a xlink:type="simple" xlink:href="http://www.fge.com.pl/2015/03/v-wabrzyski-ponymeet.html" text:style-name="Internet_20_link" text:visited-style-name="Visited_20_Internet_20_Link">wabrzyski</text:a><text:a xlink:type="simple" xlink:href="http://www.fge.com.pl/2015/03/v-wabrzyski-ponymeet.html" text:style-name="Internet_20_link" text:visited-style-name="Visited_20_Internet_20_Link">-</text:a><text:a xlink:type="simple" xlink:href="http://www.fge.com.pl/2015/03/v-wabrzyski-ponymeet.html" text:style-name="Internet_20_link" text:visited-style-name="Visited_20_Internet_20_Link">ponymeet</text:a><text:a xlink:type="simple" xlink:href="http://www.fge.com.pl/2015/03/v-wabrzyski-ponymeet.html" text:style-name="Internet_20_link" text:visited-style-name="Visited_20_Internet_20_Link">.</text:a><text:a xlink:type="simple" xlink:href="http://www.fge.com.pl/2015/03/v-wabrzyski-ponymeet.html" text:style-name="Internet_20_link" text:visited-style-name="Visited_20_Internet_20_Link">html</text:a><text:span text:style-name="T3"> 29 marca. Jeżeli 6 czerwca znajdziecie się w okolicach Wałbrzycha, to koniecznie odwiedźcie organizowany w tym terminie V Wałbrzyski Ponymeet. Organizatorzy zapowiadają wiele atrakcji, a jeżeli ktoś byłby chętny pomóc w organizacji, podejmując się roli prelegenta lub helpera, to z pewnością zostanie powitany z otwartymi ramionami. Więcej informacji znajdziecie </text:span><text:a xlink:type="simple" xlink:href="http://facebook.com/events/391359934368809/" text:style-name="Internet_20_link" text:visited-style-name="Visited_20_Internet_20_Link"><text:span text:style-name="T2">tutaj</text:span></text:a><text:span text:style-name="T3">.</text:span></text:p>
      <text:p text:style-name="P1"/>
      <text:p text:style-name="P1"><text:a xlink:type="simple" xlink:href="http://www.fge.com.pl/2015/03/rainbow-factory-6-minutowy-fragment.html" text:style-name="Internet_20_link" text:visited-style-name="Visited_20_Internet_20_Link">http</text:a><text:a xlink:type="simple" xlink:href="http://www.fge.com.pl/2015/03/rainbow-factory-6-minutowy-fragment.html" text:style-name="Internet_20_link" text:visited-style-name="Visited_20_Internet_20_Link">://</text:a><text:a xlink:type="simple" xlink:href="http://www.fge.com.pl/2015/03/rainbow-factory-6-minutowy-fragment.html" text:style-name="Internet_20_link" text:visited-style-name="Visited_20_Internet_20_Link">www</text:a><text:a xlink:type="simple" xlink:href="http://www.fge.com.pl/2015/03/rainbow-factory-6-minutowy-fragment.html" text:style-name="Internet_20_link" text:visited-style-name="Visited_20_Internet_20_Link">.</text:a><text:a xlink:type="simple" xlink:href="http://www.fge.com.pl/2015/03/rainbow-factory-6-minutowy-fragment.html" text:style-name="Internet_20_link" text:visited-style-name="Visited_20_Internet_20_Link">fge</text:a><text:a xlink:type="simple" xlink:href="http://www.fge.com.pl/2015/03/rainbow-factory-6-minutowy-fragment.html" text:style-name="Internet_20_link" text:visited-style-name="Visited_20_Internet_20_Link">.</text:a><text:a xlink:type="simple" xlink:href="http://www.fge.com.pl/2015/03/rainbow-factory-6-minutowy-fragment.html" text:style-name="Internet_20_link" text:visited-style-name="Visited_20_Internet_20_Link">com</text:a><text:a xlink:type="simple" xlink:href="http://www.fge.com.pl/2015/03/rainbow-factory-6-minutowy-fragment.html" text:style-name="Internet_20_link" text:visited-style-name="Visited_20_Internet_20_Link">.</text:a><text:a xlink:type="simple" xlink:href="http://www.fge.com.pl/2015/03/rainbow-factory-6-minutowy-fragment.html" text:style-name="Internet_20_link" text:visited-style-name="Visited_20_Internet_20_Link">pl</text:a><text:a xlink:type="simple" xlink:href="http://www.fge.com.pl/2015/03/rainbow-factory-6-minutowy-fragment.html" text:style-name="Internet_20_link" text:visited-style-name="Visited_20_Internet_20_Link">/2015/03/</text:a><text:a xlink:type="simple" xlink:href="http://www.fge.com.pl/2015/03/rainbow-factory-6-minutowy-fragment.html" text:style-name="Internet_20_link" text:visited-style-name="Visited_20_Internet_20_Link">rainbow</text:a><text:a xlink:type="simple" xlink:href="http://www.fge.com.pl/2015/03/rainbow-factory-6-minutowy-fragment.html" text:style-name="Internet_20_link" text:visited-style-name="Visited_20_Internet_20_Link">-</text:a><text:a xlink:type="simple" xlink:href="http://www.fge.com.pl/2015/03/rainbow-factory-6-minutowy-fragment.html" text:style-name="Internet_20_link" text:visited-style-name="Visited_20_Internet_20_Link">factory</text:a><text:a xlink:type="simple" xlink:href="http://www.fge.com.pl/2015/03/rainbow-factory-6-minutowy-fragment.html" text:style-name="Internet_20_link" text:visited-style-name="Visited_20_Internet_20_Link">-6-</text:a><text:a xlink:type="simple" xlink:href="http://www.fge.com.pl/2015/03/rainbow-factory-6-minutowy-fragment.html" text:style-name="Internet_20_link" text:visited-style-name="Visited_20_Internet_20_Link">minutowy</text:a><text:a xlink:type="simple" xlink:href="http://www.fge.com.pl/2015/03/rainbow-factory-6-minutowy-fragment.html" text:style-name="Internet_20_link" text:visited-style-name="Visited_20_Internet_20_Link">-</text:a><text:a xlink:type="simple" xlink:href="http://www.fge.com.pl/2015/03/rainbow-factory-6-minutowy-fragment.html" text:style-name="Internet_20_link" text:visited-style-name="Visited_20_Internet_20_Link">fragment</text:a><text:a xlink:type="simple" xlink:href="http://www.fge.com.pl/2015/03/rainbow-factory-6-minutowy-fragment.html" text:style-name="Internet_20_link" text:visited-style-name="Visited_20_Internet_20_Link">.</text:a><text:a xlink:type="simple" xlink:href="http://www.fge.com.pl/2015/03/rainbow-factory-6-minutowy-fragment.html" text:style-name="Internet_20_link" text:visited-style-name="Visited_20_Internet_20_Link">html</text:a></text:p>
      <text:p text:style-name="P1"><text:span text:style-name="T3">Grupa tworzące animację do słynnego opowiadania Rainbow Factory umieściła niedawno sześciominutowy materiał prezentujący stan aktualny prac. I choć idzie to powoli, to stałym, umiarkowanym tempem. Tak trzymać!</text:span></text:p>
      <text:p text:style-name="P1"/>
      <text:p text:style-name="P1"><text:a xlink:type="simple" xlink:href="http://www.babscon.com/" text:style-name="Internet_20_link" text:visited-style-name="Visited_20_Internet_20_Link">http</text:a><text:a xlink:type="simple" xlink:href="http://www.babscon.com/" text:style-name="Internet_20_link" text:visited-style-name="Visited_20_Internet_20_Link">://</text:a><text:a xlink:type="simple" xlink:href="http://www.babscon.com/" text:style-name="Internet_20_link" text:visited-style-name="Visited_20_Internet_20_Link">www</text:a><text:a xlink:type="simple" xlink:href="http://www.babscon.com/" text:style-name="Internet_20_link" text:visited-style-name="Visited_20_Internet_20_Link">.</text:a><text:a xlink:type="simple" xlink:href="http://www.babscon.com/" text:style-name="Internet_20_link" text:visited-style-name="Visited_20_Internet_20_Link">babscon</text:a><text:a xlink:type="simple" xlink:href="http://www.babscon.com/" text:style-name="Internet_20_link" text:visited-style-name="Visited_20_Internet_20_Link">.</text:a><text:a xlink:type="simple" xlink:href="http://www.babscon.com/" text:style-name="Internet_20_link" text:visited-style-name="Visited_20_Internet_20_Link">com</text:a><text:a xlink:type="simple" xlink:href="http://www.babscon.com/" text:style-name="Internet_20_link" text:visited-style-name="Visited_20_Internet_20_Link">/</text:a><text:span text:style-name="T3"> </text:span></text:p>
      <text:p text:style-name="P1"><text:span text:style-name="T3">W dniach 3-5 kwietnia w USA odbył się duży ponymeet pod nazwą BABScon. Konwent miał miejsce w Burlingame w stanie Kalifornia. Miasteczko dość małe, ale udało się pomieścić ponad 2,6 tysiąca osób!</text:span></text:p>
      <text:p text:style-name="P2"/>
      <text:p text:style-name="P2"/>
      <text:p text:style-name="P1"/>
      <text:p text:style-name="P1"/>
      <text:p text:style-name="P1"><text:span text:style-name="T1">Wieści primaaprillisowe</text:span></text:p>
      <text:p text:style-name="P1"/>
      <text:p text:style-name="P1">Data [chwilowo brak, ale zrobimy to na wieść „z ostatniej chwili]</text:p>
      <text:p text:style-name="P1"><text:soft-page-break/>Patronat honorowy?</text:p>
      <text:p text:style-name="P1"/>
      <text:p text:style-name="P1">W ostatnich dniach pojawiły się niepotwierdzone pogłoski, jakoby przewodniczący Rady Europejskiej Donald Tusk, idąc śladem wielu znanych polityków, postanowił objąć patronatem honorowym jedną bądź kilka organizacji działających w jego rodzinnych stronach. Mówi się, iż jedną z możliwych opcji jest objęcie rzeczonym patronatem Stowarzyszenia Tribrony. Dalsze informacje podamy, kiedy tylko uda się potwierdzić lub zanegować te zaskakujące wieści.</text:p>
      <text:p text:style-name="P1">Link do obrazka: chwilowo brak</text:p>
      <text:p text:style-name="P1">Link do źródła: chwilowo brak</text:p>
      <text:p text:style-name="P1"/>
      <text:p text:style-name="P1">02.03.2015</text:p>
      <text:p text:style-name="P1">Zmiany techniczne</text:p>
      <text:p text:style-name="P1"/>
      <text:p text:style-name="P1">Hasbro ogłosiło, jakoby nadchodzące od niedawna pogłoski dotyczące zmiany koncepcji tworzenia naszego ulubionego serialu animowanego okazały się prawdą. W odstawkę idzie przestarzała animacja 2D, a w jej miejsce nadchodzi nowatorska technologia – sesje mo-cap z żywymi końmi. Jak się to sprawdzi, nie wiadomo, ale Meghan McCarthy – jedna z głównych scenarzystek „My Little Pony” – stanowczo popiera ten pomysł. „Dopiero teraz uświadomiliśmy sobie, jak ważne jest ukazywanie prawdziwych emocji na ekranie”, pisze na swoim Twitterze. „Nasi animatorzy będą mieli nowe zadanie i żywimy nadzieję, że mu sprostają!”.</text:p>
      <text:p text:style-name="P1"/>
      <text:p text:style-name="P1">05.04.2015</text:p>
      <text:p text:style-name="P1">Nowa linia zabawek</text:p>
      <text:p text:style-name="P1"/>
      <text:p text:style-name="P1">Hasbro ogłosiło, że niedługo w Japonii wyjdzie nowa seria zabawek, a mianowicie My Little Pony: Armor Magic. Zapowiedziano, że pojawi się tam m.in. Rainbow Dash jako rzymski legionista, Rarity w zbroi Joanny d’Arc oraz… Fluttershy jako husarz! Ciekawe, czy obetną jej skrzydła, by było poprawnie… Nie wiadomo jak wyglądać będzie dystrybucja do innych krajów, w tym Polski, ale to nie pierwszy raz, kiedy Hasbro wypuszcza zabawki tylko dla jednego kraju.</text:p>
      <text:p text:style-name="P1"/>
      <text:p text:style-name="P1">06.04.2015</text:p>
      <text:p text:style-name="P1">Nowatorski fandomowy projekt budowlany</text:p>
      <text:p text:style-name="P1"/>
      <text:p text:style-name="P1">Na Kickstarterze rozpoczęto zbiórkę pieniędzy na nowatorski projekt inżynieryjny, którego celem jest przekształcenie Trójmiasta w Zatokę Manehattańską, przy której stanie park rozrywki wzorowany na tym fikcyjnym mieście; potwierdzono, że znajdzie się tam m.in. skucykowana Statua Wolności. O skali projektu świadczy fakt, że do wykopania zatoki użyte mają zostać bomby atomowe. Będziemy na bieżąco informować was o postępach prac nad Zatoką Manehattańsk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5-04-13T03:35:08.022000000</dc:date>
    <meta:editing-duration>PT41M11S</meta:editing-duration>
    <meta:document-statistic meta:table-count="0" meta:image-count="0" meta:object-count="0" meta:page-count="2" meta:paragraph-count="30" meta:word-count="599" meta:character-count="4703" meta:non-whitespace-character-count="4129"/>
  </office:meta>
</office:document-meta>
</file>